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1e87cd" style:font-size-asian="16pt" style:font-weight-asian="bold" style:font-size-complex="16pt" style:font-weight-complex="bold"/>
    </style:style>
    <style:style style:name="P2" style:family="paragraph" style:parent-style-name="Text_20_body">
      <style:text-properties fo:color="#168253" loext:opacity="100%" style:font-name="Lohit Devanagari1" fo:font-size="16pt" fo:font-weight="bold" officeooo:rsid="00028fe2" officeooo:paragraph-rsid="001e87cd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bold" officeooo:rsid="00028fe2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bold" officeooo:rsid="00028fe2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 Mono" fo:font-size="10.5pt" fo:letter-spacing="normal" fo:font-style="normal" fo:font-weight="normal" officeooo:rsid="00028fe2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.247cm" style:contextual-spacing="false" fo:line-height="115%" fo:orphans="2" fo:widows="2" fo:text-indent="0cm" style:auto-text-indent="false"/>
      <style:text-properties fo:color="#353833" loext:opacity="100%" style:font-name="DejaVu Sans" fo:font-size="10.5pt" fo:font-weight="bold" officeooo:rsid="00028fe2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.265cm" fo:margin-top="0.079cm" fo:margin-bottom="0.053cm" style:contextual-spacing="false" fo:orphans="2" fo:widows="2" fo:text-indent="0cm" style:auto-text-indent="false"/>
      <style:text-properties fo:font-variant="normal" fo:text-transform="none" fo:color="#474747" loext:opacity="100%" style:font-name="DejaVu Serif" fo:font-size="10.5pt" fo:letter-spacing="normal" fo:font-style="normal" fo:font-weight="normal" officeooo:rsid="00028fe2" style:font-size-asian="16pt" style:font-weight-asian="bold" style:font-size-complex="16pt" style:font-weight-complex="bold"/>
    </style:style>
    <style:style style:name="P9" style:family="paragraph" style:parent-style-name="Text_20_body">
      <style:text-properties fo:color="#168253" loext:opacity="100%" style:font-name="Lohit Devanagari1" fo:font-weight="bold" officeooo:rsid="00028fe2" officeooo:paragraph-rsid="001e87cd" style:font-weight-asian="bold" style:font-weight-complex="bold"/>
    </style:style>
    <style:style style:name="P10" style:family="paragraph" style:parent-style-name="Text_20_body" style:list-style-name="L2">
      <style:paragraph-properties fo:margin-left="0cm" fo:margin-right="0cm" fo:margin-top="0cm" fo:margin-bottom="0.397cm" style:contextual-spacing="false" fo:line-height="140%" fo:orphans="2" fo:widows="2" fo:text-indent="0cm" style:auto-text-indent="false" fo:padding="0cm" fo:border="non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P11" style:family="paragraph" style:parent-style-name="Heading_20_1">
      <style:paragraph-properties fo:margin-left="0cm" fo:margin-right="0cm" fo:margin-top="0cm" fo:margin-bottom="0.397cm" style:contextual-spacing="false" fo:line-height="140%" fo:orphans="2" fo:widows="2" fo:text-indent="0cm" style:auto-text-indent="false" fo:padding="0cm" fo:border="none"/>
      <style:text-properties fo:color="#333333" loext:opacity="100%" style:font-name="Lohit Devanagari1" fo:font-size="12pt" fo:font-weight="normal" officeooo:rsid="00028fe2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.397cm" style:contextual-spacing="false" fo:line-height="140%"/>
      <style:text-properties fo:color="#333333" loext:opacity="100%" style:font-name="Lohit Devanagari1" officeooo:rsid="00028fe2" style:font-size-asian="12pt"/>
    </style:style>
    <style:style style:name="P13" style:family="paragraph" style:parent-style-name="Text_20_body" style:list-style-name="L3">
      <style:paragraph-properties fo:margin-top="0cm" fo:margin-bottom="0.397cm" style:contextual-spacing="false" fo:line-height="140%"/>
      <style:text-properties fo:color="#333333" loext:opacity="100%" style:font-name="Lohit Devanagari1" officeooo:rsid="00028fe2" style:font-size-asian="12pt"/>
    </style:style>
    <style:style style:name="P14" style:family="paragraph" style:parent-style-name="Text_20_body" style:list-style-name="L4">
      <style:paragraph-properties fo:margin-top="0cm" fo:margin-bottom="0.397cm" style:contextual-spacing="false" fo:line-height="140%"/>
      <style:text-properties fo:color="#333333" loext:opacity="100%" style:font-name="Lohit Devanagari1" officeooo:rsid="00028fe2" style:font-size-asian="12pt"/>
    </style:style>
    <style:style style:name="P15" style:family="paragraph" style:parent-style-name="Horizontal_20_Line">
      <style:paragraph-properties fo:margin-top="0cm" fo:margin-bottom="0.397cm" style:contextual-spacing="false" fo:line-height="140%"/>
      <style:text-properties fo:color="#333333" loext:opacity="100%" style:font-name="Lohit Devanagari1" fo:font-size="12pt" officeooo:rsid="00028fe2" style:font-size-asian="12pt" style:font-size-complex="12pt"/>
    </style:style>
    <style:style style:name="P16" style:family="paragraph" style:parent-style-name="Heading_20_1">
      <style:paragraph-properties fo:margin-top="0cm" fo:margin-bottom="0.397cm" style:contextual-spacing="false" fo:line-height="140%"/>
      <style:text-properties fo:color="#333333" loext:opacity="100%" style:font-name="Lohit Devanagari1" fo:font-size="12pt" fo:font-weight="normal" officeooo:rsid="00028fe2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left="0cm" fo:margin-right="0cm" fo:margin-top="0cm" fo:margin-bottom="0.397cm" style:contextual-spacing="false" fo:line-height="140%" fo:text-indent="0cm" style:auto-text-indent="false" style:writing-mode="lr-tb"/>
      <style:text-properties fo:color="#333333" loext:opacity="100%" style:font-name="Lohit Devanagari1" fo:font-size="12pt" officeooo:rsid="00028fe2" style:font-size-asian="12pt" style:font-size-complex="12pt"/>
    </style:style>
    <style:style style:name="P18" style:family="paragraph" style:parent-style-name="Preformatted_20_Text">
      <style:paragraph-properties fo:margin-top="0cm" fo:margin-bottom="0.397cm" style:contextual-spacing="false" fo:line-height="140%" style:writing-mode="lr-tb"/>
      <style:text-properties fo:color="#333333" loext:opacity="100%" style:font-name="Lohit Devanagari1" fo:font-size="12pt" officeooo:rsid="00028fe2" style:font-size-asian="12pt" style:font-size-complex="12pt"/>
    </style:style>
    <style:style style:name="P19" style:family="paragraph" style:parent-style-name="Text_20_body" style:list-style-name="L5">
      <style:paragraph-properties fo:margin-top="0cm" fo:margin-bottom="0.397cm" style:contextual-spacing="false" fo:line-height="140%"/>
      <style:text-properties fo:color="#333333" loext:opacity="100%" style:font-name="Lohit Devanagari1" officeooo:rsid="00028fe2" style:font-size-asian="12pt"/>
    </style:style>
    <style:style style:name="P20" style:family="paragraph" style:parent-style-name="Text_20_body">
      <style:paragraph-properties fo:margin-left="0cm" fo:margin-right="0cm" fo:margin-top="0cm" fo:margin-bottom="0.397cm" style:contextual-spacing="false" fo:line-height="140%" fo:orphans="2" fo:widows="2" fo:text-indent="0cm" style:auto-text-indent="false" fo:padding="0cm" fo:border="none"/>
      <style:text-properties fo:color="#333333" loext:opacity="100%" style:font-name="Lohit Devanagari1" fo:font-size="12pt" fo:font-weight="normal" officeooo:rsid="00028fe2" style:font-size-asian="12pt" style:font-weight-asian="normal" style:font-size-complex="12pt" style:font-weight-complex="normal"/>
    </style:style>
    <style:style style:name="T1" style:family="text">
      <style:text-properties officeooo:rsid="001e87cd"/>
    </style:style>
    <style:style style:name="T2" style:family="text">
      <style:text-properties fo:font-size="20pt" officeooo:rsid="001e87cd" style:font-size-asian="20pt" style:font-size-complex="20pt"/>
    </style:style>
    <style:style style:name="T3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style:text-blinking="false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style:font-name="DejaVu Sans Mono" fo:letter-spacing="normal" fo:font-style="normal" fo:font-weight="normal"/>
    </style:style>
    <style:style style:name="T6" style:family="text">
      <style:text-properties fo:font-variant="normal" fo:text-transform="none" fo:color="#4a6782" loext:opacity="100%" style:text-line-through-style="none" style:text-line-through-type="none" style:font-name="DejaVu Sans Mono" fo:letter-spacing="normal" fo:font-style="normal" style:text-underline-style="none" fo:font-weight="normal" style:text-blinking="false"/>
    </style:style>
    <style:style style:name="T7" style:family="text">
      <style:text-properties fo:color="#333333" loext:opacity="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 text:space-before="0.397cm"/>
      </text:list-level-style-bullet>
      <text:list-level-style-bullet text:level="3" text:style-name="Bullet_20_Symbols" loext:num-list-format="%3%." style:num-suffix="." text:bullet-char="">
        <style:list-level-properties text:space-before="0.794cm"/>
      </text:list-level-style-bullet>
      <text:list-level-style-bullet text:level="4" text:style-name="Bullet_20_Symbols" loext:num-list-format="%4%." style:num-suffix="." text:bullet-char="">
        <style:list-level-properties text:space-before="1.191cm"/>
      </text:list-level-style-bullet>
      <text:list-level-style-bullet text:level="5" text:style-name="Bullet_20_Symbols" loext:num-list-format="%5%." style:num-suffix="." text:bullet-char="">
        <style:list-level-properties text:space-before="1.588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<text:span text:style-name="T1">SE </text:span><text:span text:style-name="T2">I</text:span><text:span text:style-name="T1">LLEGAL</text:span><text:span text:style-name="T2">A</text:span><text:span text:style-name="T1">RGUMENT</text:span><text:span text:style-name="T2">E</text:span><text:span text:style-name="T1">XCEPTION</text:span></text:p>
      <text:p text:style-name="P1"/>
      <text:p text:style-name="P2"><text:a xlink:type="simple" xlink:href="https://docs.oracle.com/javase/8/docs/api/java/lang/Object.html" text:style-name="Internet_20_link" text:visited-style-name="Visited_20_Internet_20_Link"><text:span text:style-name="T3">java.lang.Object</text:span></text:a></text:p>
      <text:list text:style-name="L1">
        <text:list-item>
          <text:list>
            <text:list-header>
              <text:p text:style-name="P3"><text:a xlink:type="simple" xlink:href="https://docs.oracle.com/javase/8/docs/api/java/lang/Throwable.html" text:style-name="Internet_20_link" text:visited-style-name="Visited_20_Internet_20_Link"><text:span text:style-name="T3">java.lang.Throwable</text:span></text:a></text:p>
              <text:list>
                <text:list-header>
                  <text:p text:style-name="P3"><text:a xlink:type="simple" xlink:href="https://docs.oracle.com/javase/8/docs/api/java/lang/Exception.html" text:style-name="Internet_20_link" text:visited-style-name="Visited_20_Internet_20_Link"><text:span text:style-name="T3">java.lang.Exception</text:span></text:a></text:p>
                  <text:list>
                    <text:list-header>
                      <text:p text:style-name="P3"><text:a xlink:type="simple" xlink:href="https://docs.oracle.com/javase/8/docs/api/java/lang/RuntimeException.html" text:style-name="Internet_20_link" text:visited-style-name="Visited_20_Internet_20_Link"><text:span text:style-name="T3">java.lang.RuntimeException</text:span></text:a></text:p>
                      <text:list>
                        <text:list-header>
                          <text:p text:style-name="P4">java.lang.IllegalArgumentException</text:p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</text:list>
      <text:p text:style-name="P5"/>
      <text:p text:style-name="P6"/>
      <text:p text:style-name="P6">public class <text:span text:style-name="T4">IllegalArgumentException</text:span></text:p>
      <text:p text:style-name="P7"><text:span text:style-name="T5">extends </text:span><text:a xlink:type="simple" xlink:href="https://docs.oracle.com/javase/8/docs/api/java/lang/RuntimeException.html" text:style-name="Internet_20_link" text:visited-style-name="Visited_20_Internet_20_Link"><text:span text:style-name="T6">RuntimeException</text:span></text:a></text:p>
      <text:p text:style-name="P8">Thrown to indicate that a method has been passed an illegal or inappropriate argument.</text:p>
      <text:p text:style-name="P8"/>
      <text:p text:style-name="P9">-----------------------------------------------------------</text:p>
      <text:p text:style-name="P5"/>
      <text:list xml:id="list2817500221" text:style-name="L2">
        <text:list-header>
          <text:p text:style-name="P10"><text:span text:style-name="Strong_20_Emphasis"><text:span text:style-name="Source_20_Text"><text:span text:style-name="T7">IllegalArgumentException</text:span></text:span></text:span><text:span text:style-name="Strong_20_Emphasis"><text:span text:style-name="T7"> NO es una excepción vigilada (checked)</text:span></text:span><text:span text:style-name="T7">. Es una </text:span><text:span text:style-name="Strong_20_Emphasis"><text:span text:style-name="T7">unchecked exception</text:span></text:span><text:span text:style-name="T7">, también llamada </text:span><text:span text:style-name="Strong_20_Emphasis"><text:span text:style-name="T7">runtime exception</text:span></text:span><text:span text:style-name="T7">.</text:span></text:p>
        </text:list-header>
      </text:list>
      <text:h text:style-name="P11" text:outline-level="1">Qué implica que NO sea vigilada?</text:h>
      <text:p text:style-name="P12">Una <text:span text:style-name="Strong_20_Emphasis">unchecked exception (RuntimeException)</text:span>:</text:p>
      <text:list text:style-name="L3">
        <text:list-item>
          <text:p text:style-name="P13">NO necesita aparecer en <text:span text:style-name="Source_20_Text">throws</text:span>.</text:p>
        </text:list-item>
        <text:list-item>
          <text:p text:style-name="P13">NO necesitas capturarla con <text:span text:style-name="Source_20_Text">try‒catch</text:span>.</text:p>
        </text:list-item>
        <text:list-item>
          <text:p text:style-name="P13">Puedes dejar que suba por la pila sin declararla.</text:p>
        </text:list-item>
        <text:list-item>
          <text:p text:style-name="P13">Usada para errores de programación, no situaciones recuperables.</text:p>
        </text:list-item>
      </text:list>
      <text:p text:style-name="P12">Ejemplos comunes:</text:p>
      <text:list text:style-name="L4">
        <text:list-item>
          <text:p text:style-name="P14"><text:span text:style-name="Source_20_Text">NullPointerException</text:span></text:p>
        </text:list-item>
        <text:list-item>
          <text:p text:style-name="P14"><text:span text:style-name="Source_20_Text">IndexOutOfBoundsException</text:span></text:p>
        </text:list-item>
        <text:list-item>
          <text:p text:style-name="P14"><text:span text:style-name="Source_20_Text">IllegalStateException</text:span></text:p>
        </text:list-item>
        <text:list-item>
          <text:p text:style-name="P14"><text:span text:style-name="Source_20_Text">ArithmeticException</text:span></text:p>
        </text:list-item>
      </text:list>
      <text:p text:style-name="P15"/>
      <text:h text:style-name="P16" text:outline-level="1"><text:soft-page-break/>✔ ¿Por qué <text:span text:style-name="Source_20_Text">IllegalArgumentException</text:span> es unchecked?</text:h>
      <text:p text:style-name="P12">Porque representa <text:span text:style-name="Strong_20_Emphasis">un error del programador</text:span>, no una condición normal del flujo de ejecución.</text:p>
      <text:p text:style-name="P12">Ejemplo típico:</text:p>
      <text:p text:style-name="P17"><text:span text:style-name="Source_20_Text">public void setEdad(int e) {</text:span></text:p>
      <text:p text:style-name="P18"><text:span text:style-name="Source_20_Text"><text:s text:c="4"/>if (e &lt; 0) {</text:span></text:p>
      <text:p text:style-name="P18"><text:span text:style-name="Source_20_Text"><text:s text:c="8"/>throw new IllegalArgumentException("La edad no puede ser negativa");</text:span></text:p>
      <text:p text:style-name="P18"><text:span text:style-name="Source_20_Text"><text:s text:c="4"/>}</text:span></text:p>
      <text:p text:style-name="P18"><text:span text:style-name="Source_20_Text">}</text:span></text:p>
      <text:p text:style-name="P12">No es algo que el programa “deba manejar”, sino una forma de <text:span text:style-name="Strong_20_Emphasis">señalar que el método fue llamado con argumentos inválidos.</text:span></text:p>
      <text:p text:style-name="P15"/>
      <text:h text:style-name="P16" text:outline-level="1">✔ Diferencia con excepciones vigiladas (checked)</text:h>
      <text:p text:style-name="P12">Las checked exceptions (como IOException, SQLException y tus propias excepciones que extienden Exception) <text:span text:style-name="Strong_20_Emphasis">sí</text:span> deben:</text:p>
      <text:list text:style-name="L5">
        <text:list-item>
          <text:p text:style-name="P19">declararse con <text:span text:style-name="Source_20_Text">throws</text:span>,</text:p>
        </text:list-item>
        <text:list-item>
          <text:p text:style-name="P19">o capturarse en un <text:span text:style-name="Source_20_Text">try–catch</text:span>.</text:p>
        </text:list-item>
      </text:list>
      <text:p text:style-name="P12">Por eso tu <text:span text:style-name="Source_20_Text">CancelException</text:span> <text:span text:style-name="Strong_20_Emphasis">sí</text:span> es vigilada y obliga a:</text:p>
      <text:p text:style-name="P17"><text:span text:style-name="Source_20_Text"><text:tab/>public String readText(...) throws CancelException</text:span></text:p>
      <text:p text:style-name="P20"/>
      <text:list text:continue-list="list2817500221" text:style-name="L2">
        <text:list-header>
          <text:p text:style-name="P10"/>
        </text:list-header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2:22:59.677364695</meta:creation-date>
    <dc:date>2025-11-23T12:28:37.623035340</dc:date>
    <meta:editing-duration>PT5M39S</meta:editing-duration>
    <meta:editing-cycles>1</meta:editing-cycles>
    <meta:document-statistic meta:table-count="0" meta:image-count="0" meta:object-count="0" meta:page-count="2" meta:paragraph-count="38" meta:word-count="209" meta:character-count="1571" meta:non-whitespace-character-count="1399"/>
    <meta:generator>LibreOffice/25.2.3.2$Linux_X86_64 LibreOffice_project/520$Build-2</meta:generator>
  </office:meta>
</office:document-meta>
</file>